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E2000000CFFFCA987E43EDD703.png" manifest:media-type="image/png"/>
  <manifest:file-entry manifest:full-path="Pictures/10000201000001270000001FD23D15FFB0CCF8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41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3cm" svg:height="3cm" draw:transform="rotate (-3.14159265358979) translate (23cm 8.8cm)">
          <draw:image xlink:href="Pictures/10000201000001270000001FD23D15FFB0CCF8A3.png" xlink:type="simple" xlink:show="embed" xlink:actuate="onLoad" loext:mime-type="image/png">
            <text:p/>
          </draw:image>
        </draw:frame>
        <draw:frame presentation:style-name="pr1" draw:layer="layout" svg:width="25.199cm" svg:height="2.629cm" svg:x="0.4cm" svg:y="5.971cm" presentation:class="title" presentation:user-transformed="true">
          <draw:text-box>
            <text:p>E-Mail Verschlüsselung </text:p>
          </draw:text-box>
        </draw:frame>
        <draw:frame presentation:style-name="pr2" draw:text-style-name="P2" draw:layer="layout" svg:width="25.8cm" svg:height="2.419cm" svg:x="1.4cm" svg:y="10.4cm" presentation:class="subtitle" presentation:placeholder="true" presentation:user-transformed="true">
          <draw:text-box/>
        </draw:frame>
        <draw:frame draw:style-name="gr2" draw:text-style-name="P1" draw:layer="layout" svg:width="28cm" svg:height="0.6cm" svg:x="0cm" svg:y="14.6cm">
          <draw:image xlink:href="Pictures/10000201000001270000001FD23D15FFB0CCF8A3.png" xlink:type="simple" xlink:show="embed" xlink:actuate="onLoad" loext:mime-type="image/png">
            <text:p/>
          </draw:image>
        </draw:frame>
        <draw:frame draw:style-name="gr2" draw:text-style-name="P1" draw:layer="layout" svg:width="3.4cm" svg:height="3.115cm" svg:x="24.2cm" svg:y="5.685cm">
          <draw:image xlink:href="Pictures/10000201000000E2000000CFFFCA987E43EDD70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18:50:08.454054190</meta:creation-date>
    <dc:date>2018-12-02T09:16:19.240520113</dc:date>
    <meta:editing-duration>PT14H5M59S</meta:editing-duration>
    <meta:editing-cycles>1</meta:editing-cycles>
    <meta:document-statistic meta:object-count="28"/>
    <meta:generator>LibreOffice/6.1.3.2$Linux_X86_64 LibreOffice_project/10$Build-2</meta:generator>
  </office:meta>
</office:document-meta>
</file>